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maxHeapSiz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0.519899605593" calcext:value-type="float">
            <text:p>0.5198996056</text:p>
          </table:table-cell>
          <table:table-cell office:value-type="float" office:value="1024" calcext:value-type="float">
            <text:p>1024</text:p>
          </table:table-cell>
          <table:table-cell office:value-type="float" office:value="0.21412803532" calcext:value-type="float">
            <text:p>0.2141280353</text:p>
          </table:table-cell>
          <table:table-cell office:value-type="float" office:value="1024" calcext:value-type="float">
            <text:p>1024</text:p>
          </table:table-cell>
          <table:table-cell office:value-type="float" office:value="0.361729019211" calcext:value-type="float">
            <text:p>0.3617290192</text:p>
          </table:table-cell>
          <table:table-cell office:value-type="float" office:value="1024" calcext:value-type="float">
            <text:p>1024</text:p>
          </table:table-cell>
          <table:table-cell office:value-type="float" office:value="0.0286113049546" calcext:value-type="float">
            <text:p>0.028611305</text:p>
          </table:table-cell>
          <table:table-cell office:value-type="float" office:value="1024" calcext:value-type="float">
            <text:p>1024</text:p>
          </table:table-cell>
          <table:table-cell office:value-type="float" office:value="0.233723699881" calcext:value-type="float">
            <text:p>0.2337236999</text:p>
          </table:table-cell>
          <table:table-cell office:value-type="float" office:value="1024" calcext:value-type="float">
            <text:p>1024</text:p>
          </table:table-cell>
          <table:table-cell office:value-type="float" office:value="0.0397727272727" calcext:value-type="float">
            <text:p>0.03977272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452335005789" calcext:value-type="float">
            <text:p>0.452335005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.24844462878" calcext:value-type="float">
            <text:p>6.2484446288</text:p>
          </table:table-cell>
          <table:table-cell office:value-type="float" office:value="50" calcext:value-type="float">
            <text:p>50</text:p>
          </table:table-cell>
          <table:table-cell office:value-type="float" office:value="0.0864704253015" calcext:value-type="float">
            <text:p>0.0864704253</text:p>
          </table:table-cell>
          <table:table-cell office:value-type="float" office:value="50" calcext:value-type="float">
            <text:p>50</text:p>
          </table:table-cell>
          <table:table-cell office:value-type="float" office:value="5.99772162386" calcext:value-type="float">
            <text:p>5.99772162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.07395139083" calcext:value-type="float">
            <text:p>6.073951390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5.5994031548" calcext:value-type="float">
            <text:p>15.5994031548</text:p>
          </table:table-cell>
          <table:table-cell office:value-type="float" office:value="42" calcext:value-type="float">
            <text:p>42</text:p>
          </table:table-cell>
          <table:table-cell office:value-type="float" office:value="0.0864704253015" calcext:value-type="float">
            <text:p>0.0864704253</text:p>
          </table:table-cell>
          <table:table-cell office:value-type="float" office:value="42" calcext:value-type="float">
            <text:p>42</text:p>
          </table:table-cell>
          <table:table-cell office:value-type="float" office:value="10.1825267944" calcext:value-type="float">
            <text:p>10.18252679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44.9714170692" calcext:value-type="float">
            <text:p>44.971417069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5.5994031548" calcext:value-type="float">
            <text:p>15.5994031548</text:p>
          </table:table-cell>
          <table:table-cell office:value-type="float" office:value="128" calcext:value-type="float">
            <text:p>128</text:p>
          </table:table-cell>
          <table:table-cell office:value-type="float" office:value="0.53232400057" calcext:value-type="float">
            <text:p>0.5323240006</text:p>
          </table:table-cell>
          <table:table-cell office:value-type="float" office:value="28" calcext:value-type="float">
            <text:p>28</text:p>
          </table:table-cell>
          <table:table-cell office:value-type="float" office:value="10.1825267944" calcext:value-type="float">
            <text:p>10.1825267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223091076357" calcext:value-type="float">
            <text:p>0.0223091076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5.5994031548" calcext:value-type="float">
            <text:p>15.5994031548</text:p>
          </table:table-cell>
          <table:table-cell office:value-type="float" office:value="185" calcext:value-type="float">
            <text:p>185</text:p>
          </table:table-cell>
          <table:table-cell table:style-name="ce1" office:value-type="float" office:value="0.0108689628419" calcext:value-type="float">
            <text:p>0.0108689628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0.7358472276" calcext:value-type="float">
            <text:p>20.73584722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223091076357" calcext:value-type="float">
            <text:p>0.022309107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6.7196261682" calcext:value-type="float">
            <text:p>86.719626168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671240105541" calcext:value-type="float">
            <text:p>0.671240105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9.7876919628" calcext:value-type="float">
            <text:p>29.7876919628</text:p>
          </table:table-cell>
          <table:table-cell office:value-type="float" office:value="223" calcext:value-type="float">
            <text:p>223</text:p>
          </table:table-cell>
          <table:table-cell table:style-name="ce1" office:value-type="float" office:value="0.0108689628419" calcext:value-type="float">
            <text:p>0.0108689628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5.93387209573" calcext:value-type="float">
            <text:p>5.9338720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0.0223091076357" calcext:value-type="float">
            <text:p>0.022309107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4.2322834646" calcext:value-type="float">
            <text:p>74.2322834646</text:p>
          </table:table-cell>
          <table:table-cell office:value-type="float" office:value="16" calcext:value-type="float">
            <text:p>16</text:p>
          </table:table-cell>
          <table:table-cell office:value-type="float" office:value="15.2157885272" calcext:value-type="float">
            <text:p>15.2157885272</text:p>
          </table:table-cell>
          <table:table-cell office:value-type="float" office:value="8" calcext:value-type="float">
            <text:p>8</text:p>
          </table:table-cell>
          <table:table-cell office:value-type="float" office:value="8.49743904938" calcext:value-type="float">
            <text:p>8.4974390494</text:p>
          </table:table-cell>
          <table:table-cell office:value-type="float" office:value="230" calcext:value-type="float">
            <text:p>230</text:p>
          </table:table-cell>
          <table:table-cell table:style-name="ce1" office:value-type="float" office:value="0.231706846673" calcext:value-type="float">
            <text:p>0.2317068467</text:p>
          </table:table-cell>
          <table:table-cell office:value-type="float" office:value="8" calcext:value-type="float">
            <text:p>8</text:p>
          </table:table-cell>
          <table:table-cell office:value-type="float" office:value="5.93387209573" calcext:value-type="float">
            <text:p>5.93387209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0223091076357" calcext:value-type="float">
            <text:p>0.022309107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533111005241" calcext:value-type="float">
            <text:p>0.5331110052</text:p>
          </table:table-cell>
          <table:table-cell office:value-type="float" office:value="5" calcext:value-type="float">
            <text:p>5</text:p>
          </table:table-cell>
          <table:table-cell office:value-type="float" office:value="71.134057971" calcext:value-type="float">
            <text:p>71.13405797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415469418262" calcext:value-type="float">
            <text:p>0.4154694183</text:p>
          </table:table-cell>
          <table:table-cell office:value-type="float" office:value="5" calcext:value-type="float">
            <text:p>5</text:p>
          </table:table-cell>
          <table:table-cell office:value-type="float" office:value="8.49743904938" calcext:value-type="float">
            <text:p>8.4974390494</text:p>
          </table:table-cell>
          <table:table-cell office:value-type="float" office:value="237" calcext:value-type="float">
            <text:p>237</text:p>
          </table:table-cell>
          <table:table-cell table:style-name="ce1" office:value-type="float" office:value="0.00928485669427" calcext:value-type="float">
            <text:p>0.0092848567</text:p>
          </table:table-cell>
          <table:table-cell office:value-type="float" office:value="5" calcext:value-type="float">
            <text:p>5</text:p>
          </table:table-cell>
          <table:table-cell office:value-type="float" office:value="5.93387209573" calcext:value-type="float">
            <text:p>5.93387209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3810504634" calcext:value-type="float">
            <text:p>3.038105046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185437513306" calcext:value-type="float">
            <text:p>0.1854375133</text:p>
          </table:table-cell>
          <table:table-cell office:value-type="float" office:value="3" calcext:value-type="float">
            <text:p>3</text:p>
          </table:table-cell>
          <table:table-cell office:value-type="float" office:value="72.984496124" calcext:value-type="float">
            <text:p>72.9844961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216311656481" calcext:value-type="float">
            <text:p>0.0216311656</text:p>
          </table:table-cell>
          <table:table-cell office:value-type="float" office:value="3" calcext:value-type="float">
            <text:p>3</text:p>
          </table:table-cell>
          <table:table-cell office:value-type="float" office:value="8.49743904938" calcext:value-type="float">
            <text:p>8.4974390494</text:p>
          </table:table-cell>
          <table:table-cell office:value-type="float" office:value="239" calcext:value-type="float">
            <text:p>239</text:p>
          </table:table-cell>
          <table:table-cell table:style-name="ce1" office:value-type="float" office:value="0.278152058788" calcext:value-type="float">
            <text:p>0.2781520588</text:p>
          </table:table-cell>
          <table:table-cell office:value-type="float" office:value="3" calcext:value-type="float">
            <text:p>3</text:p>
          </table:table-cell>
          <table:table-cell office:value-type="float" office:value="5.93387209573" calcext:value-type="float">
            <text:p>5.93387209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810504634" calcext:value-type="float">
            <text:p>3.038105046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594730769231" calcext:value-type="float">
            <text:p>0.5947307692</text:p>
          </table:table-cell>
          <table:table-cell office:value-type="float" office:value="2" calcext:value-type="float">
            <text:p>2</text:p>
          </table:table-cell>
          <table:table-cell office:value-type="float" office:value="69.0501792115" calcext:value-type="float">
            <text:p>69.05017921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432954110997" calcext:value-type="float">
            <text:p>0.0043295411</text:p>
          </table:table-cell>
          <table:table-cell office:value-type="float" office:value="2" calcext:value-type="float">
            <text:p>2</text:p>
          </table:table-cell>
          <table:table-cell office:value-type="float" office:value="8.49743904938" calcext:value-type="float">
            <text:p>8.4974390494</text:p>
          </table:table-cell>
          <table:table-cell office:value-type="float" office:value="240" calcext:value-type="float">
            <text:p>240</text:p>
          </table:table-cell>
          <table:table-cell table:style-name="ce1" office:value-type="float" office:value="0.278152058788" calcext:value-type="float">
            <text:p>0.278152058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3810504634" calcext:value-type="float">
            <text:p>3.038105046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37295481634" calcext:value-type="float">
            <text:p>0.3729548163</text:p>
          </table:table-cell>
          <table:table-cell office:value-type="float" office:value="1" calcext:value-type="float">
            <text:p>1</text:p>
          </table:table-cell>
          <table:table-cell office:value-type="float" office:value="81.7372881356" calcext:value-type="float">
            <text:p>81.7372881356</text:p>
          </table:table-cell>
          <table:table-cell office:value-type="float" office:value="17" calcext:value-type="float">
            <text:p>17</text:p>
          </table:table-cell>
          <table:table-cell office:value-type="float" office:value="11.2152677279" calcext:value-type="float">
            <text:p>11.2152677279</text:p>
          </table:table-cell>
          <table:table-cell office:value-type="float" office:value="1" calcext:value-type="float">
            <text:p>1</text:p>
          </table:table-cell>
          <table:table-cell office:value-type="float" office:value="37.5436845948" calcext:value-type="float">
            <text:p>37.5436845948</text:p>
          </table:table-cell>
          <table:table-cell office:value-type="float" office:value="243" calcext:value-type="float">
            <text:p>243</text:p>
          </table:table-cell>
          <table:table-cell office:value-type="float" office:value="0.00951273586042" calcext:value-type="float">
            <text:p>0.0095127359</text:p>
          </table:table-cell>
          <table:table-cell office:value-type="float" office:value="4" calcext:value-type="float">
            <text:p>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17130620985" calcext:value-type="float">
            <text:p>0.017130621</text:p>
          </table:table-cell>
          <table:table-cell office:value-type="float" office:value="14" calcext:value-type="float">
            <text:p>14</text:p>
          </table:table-cell>
          <table:table-cell office:value-type="float" office:value="0.0775228571052" calcext:value-type="float">
            <text:p>0.0775228571</text:p>
          </table:table-cell>
          <table:table-cell office:value-type="float" office:value="1" calcext:value-type="float">
            <text:p>1</text:p>
          </table:table-cell>
          <table:table-cell office:value-type="float" office:value="86.9812206573" calcext:value-type="float">
            <text:p>86.981220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49" calcext:value-type="float">
            <text:p>249</text:p>
          </table:table-cell>
          <table:table-cell office:value-type="float" office:value="0.278104633845" calcext:value-type="float">
            <text:p>0.2781046338</text:p>
          </table:table-cell>
          <table:table-cell office:value-type="float" office:value="8" calcext:value-type="float">
            <text:p>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190049113816" calcext:value-type="float">
            <text:p>0.0190049114</text:p>
          </table:table-cell>
          <table:table-cell office:value-type="float" office:value="17" calcext:value-type="float">
            <text:p>17</text:p>
          </table:table-cell>
          <table:table-cell office:value-type="float" office:value="11.727705113" calcext:value-type="float">
            <text:p>11.727705113</text:p>
          </table:table-cell>
          <table:table-cell office:value-type="float" office:value="1" calcext:value-type="float">
            <text:p>1</text:p>
          </table:table-cell>
          <table:table-cell office:value-type="float" office:value="10.0494296578" calcext:value-type="float">
            <text:p>10.049429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2" calcext:value-type="float">
            <text:p>252</text:p>
          </table:table-cell>
          <table:table-cell office:value-type="float" office:value="0.278104633845" calcext:value-type="float">
            <text:p>0.2781046338</text:p>
          </table:table-cell>
          <table:table-cell office:value-type="float" office:value="10" calcext:value-type="float">
            <text:p>1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190049113816" calcext:value-type="float">
            <text:p>0.0190049114</text:p>
          </table:table-cell>
          <table:table-cell office:value-type="float" office:value="11" calcext:value-type="float">
            <text:p>11</text:p>
          </table:table-cell>
          <table:table-cell office:value-type="float" office:value="0.125145547512" calcext:value-type="float">
            <text:p>0.1251455475</text:p>
          </table:table-cell>
          <table:table-cell office:value-type="float" office:value="1" calcext:value-type="float">
            <text:p>1</text:p>
          </table:table-cell>
          <table:table-cell office:value-type="float" office:value="9.77196885428" calcext:value-type="float">
            <text:p>9.7719688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5" calcext:value-type="float">
            <text:p>255</text:p>
          </table:table-cell>
          <table:table-cell office:value-type="float" office:value="0.00926226545702" calcext:value-type="float">
            <text:p>0.0092622655</text:p>
          </table:table-cell>
          <table:table-cell office:value-type="float" office:value="13" calcext:value-type="float">
            <text:p>13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190049113816" calcext:value-type="float">
            <text:p>0.0190049114</text:p>
          </table:table-cell>
          <table:table-cell office:value-type="float" office:value="12" calcext:value-type="float">
            <text:p>12</text:p>
          </table:table-cell>
          <table:table-cell office:value-type="float" office:value="0.338361190379" calcext:value-type="float">
            <text:p>0.3383611904</text:p>
          </table:table-cell>
          <table:table-cell office:value-type="float" office:value="1" calcext:value-type="float">
            <text:p>1</text:p>
          </table:table-cell>
          <table:table-cell office:value-type="float" office:value="3.49717628076" calcext:value-type="float">
            <text:p>3.497176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6" calcext:value-type="float">
            <text:p>256</text:p>
          </table:table-cell>
          <table:table-cell office:value-type="float" office:value="0.0103134110787" calcext:value-type="float">
            <text:p>0.0103134111</text:p>
          </table:table-cell>
          <table:table-cell office:value-type="float" office:value="13" calcext:value-type="float">
            <text:p>13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130032206119" calcext:value-type="float">
            <text:p>0.130032206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2163771712" calcext:value-type="float">
            <text:p>14.216377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6" calcext:value-type="float">
            <text:p>256</text:p>
          </table:table-cell>
          <table:table-cell office:value-type="float" office:value="0.286160404481" calcext:value-type="float">
            <text:p>0.2861604045</text:p>
          </table:table-cell>
          <table:table-cell office:value-type="float" office:value="13" calcext:value-type="float">
            <text:p>13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3682059665" calcext:value-type="float">
            <text:p>0.01736820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.4411199561" calcext:value-type="float">
            <text:p>13.441119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7" calcext:value-type="float">
            <text:p>257</text:p>
          </table:table-cell>
          <table:table-cell office:value-type="float" office:value="0.286160404481" calcext:value-type="float">
            <text:p>0.2861604045</text:p>
          </table:table-cell>
          <table:table-cell office:value-type="float" office:value="14" calcext:value-type="float">
            <text:p>1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3682059665" calcext:value-type="float">
            <text:p>0.01736820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.9547154134" calcext:value-type="float">
            <text:p>13.954715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59" calcext:value-type="float">
            <text:p>259</text:p>
          </table:table-cell>
          <table:table-cell office:value-type="float" office:value="0.0115954664342" calcext:value-type="float">
            <text:p>0.0115954664</text:p>
          </table:table-cell>
          <table:table-cell office:value-type="float" office:value="15" calcext:value-type="float">
            <text:p>1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3682059665" calcext:value-type="float">
            <text:p>0.017368206</text:p>
          </table:table-cell>
          <table:table-cell office:value-type="float" office:value="4" calcext:value-type="float">
            <text:p>4</text:p>
          </table:table-cell>
          <table:table-cell office:value-type="float" office:value="88.9494949495" calcext:value-type="float">
            <text:p>88.9494949495</text:p>
          </table:table-cell>
          <table:table-cell office:value-type="float" office:value="1" calcext:value-type="float">
            <text:p>1</text:p>
          </table:table-cell>
          <table:table-cell office:value-type="float" office:value="2.09641209283" calcext:value-type="float">
            <text:p>2.096412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0" calcext:value-type="float">
            <text:p>260</text:p>
          </table:table-cell>
          <table:table-cell office:value-type="float" office:value="0.290365865669" calcext:value-type="float">
            <text:p>0.2903658657</text:p>
          </table:table-cell>
          <table:table-cell office:value-type="float" office:value="16" calcext:value-type="float">
            <text:p>1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8045851528" calcext:value-type="float">
            <text:p>0.18804585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0" calcext:value-type="float">
            <text:p>260</text:p>
          </table:table-cell>
          <table:table-cell office:value-type="float" office:value="0.0111488261777" calcext:value-type="float">
            <text:p>0.0111488262</text:p>
          </table:table-cell>
          <table:table-cell office:value-type="float" office:value="16" calcext:value-type="float">
            <text:p>1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260018354237" calcext:value-type="float">
            <text:p>0.026001835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2163456306" calcext:value-type="float">
            <text:p>2.8216345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13180141408" calcext:value-type="float">
            <text:p>4.1318014141</text:p>
          </table:table-cell>
          <table:table-cell office:value-type="float" office:value="261" calcext:value-type="float">
            <text:p>261</text:p>
          </table:table-cell>
          <table:table-cell table:style-name="ce1" office:value-type="float" office:value="0.285489584107" calcext:value-type="float">
            <text:p>0.285489584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260018354237" calcext:value-type="float">
            <text:p>0.026001835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124692370796" calcext:value-type="float">
            <text:p>0.012469237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9609651651" calcext:value-type="float">
            <text:p>1.796096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13180141408" calcext:value-type="float">
            <text:p>4.1318014141</text:p>
          </table:table-cell>
          <table:table-cell office:value-type="float" office:value="261" calcext:value-type="float">
            <text:p>261</text:p>
          </table:table-cell>
          <table:table-cell table:style-name="ce1" office:value-type="float" office:value="0.0111219525991" calcext:value-type="float">
            <text:p>0.011121952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60018354237" calcext:value-type="float">
            <text:p>0.0260018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8600911284" calcext:value-type="float">
            <text:p>1.9860091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1" calcext:value-type="float">
            <text:p>261</text:p>
          </table:table-cell>
          <table:table-cell office:value-type="float" office:value="0.400631263316" calcext:value-type="float">
            <text:p>0.4006312633</text:p>
          </table:table-cell>
          <table:table-cell office:value-type="float" office:value="17" calcext:value-type="float">
            <text:p>1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361679225" calcext:value-type="float">
            <text:p>1.9136167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1" calcext:value-type="float">
            <text:p>261</text:p>
          </table:table-cell>
          <table:table-cell office:value-type="float" office:value="0.00783667072106" calcext:value-type="float">
            <text:p>0.0078366707</text:p>
          </table:table-cell>
          <table:table-cell office:value-type="float" office:value="17" calcext:value-type="float">
            <text:p>1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059031616" calcext:value-type="float">
            <text:p>1.7105903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1" calcext:value-type="float">
            <text:p>261</text:p>
          </table:table-cell>
          <table:table-cell office:value-type="float" office:value="0.290782299987" calcext:value-type="float">
            <text:p>0.2907823</text:p>
          </table:table-cell>
          <table:table-cell office:value-type="float" office:value="17" calcext:value-type="float">
            <text:p>1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3159280386" calcext:value-type="float">
            <text:p>2.031592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3" calcext:value-type="float">
            <text:p>263</text:p>
          </table:table-cell>
          <table:table-cell office:value-type="float" office:value="0.290782299987" calcext:value-type="float">
            <text:p>0.2907823</text:p>
          </table:table-cell>
          <table:table-cell office:value-type="float" office:value="18" calcext:value-type="float">
            <text:p>1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84529882" calcext:value-type="float">
            <text:p>2.246845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4" calcext:value-type="float">
            <text:p>264</text:p>
          </table:table-cell>
          <table:table-cell office:value-type="float" office:value="0.0107322534277" calcext:value-type="float">
            <text:p>0.0107322534</text:p>
          </table:table-cell>
          <table:table-cell office:value-type="float" office:value="20" calcext:value-type="float">
            <text:p>2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5323252246" calcext:value-type="float">
            <text:p>0.017532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326573946" calcext:value-type="float">
            <text:p>1.9632657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5" calcext:value-type="float">
            <text:p>265</text:p>
          </table:table-cell>
          <table:table-cell office:value-type="float" office:value="0.285714285714" calcext:value-type="float">
            <text:p>0.2857142857</text:p>
          </table:table-cell>
          <table:table-cell office:value-type="float" office:value="20" calcext:value-type="float">
            <text:p>2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9429977445" calcext:value-type="float">
            <text:p>0.0139429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0812947863" calcext:value-type="float">
            <text:p>1.808129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9" calcext:value-type="float">
            <text:p>269</text:p>
          </table:table-cell>
          <table:table-cell office:value-type="float" office:value="0.0107848461978" calcext:value-type="float">
            <text:p>0.0107848462</text:p>
          </table:table-cell>
          <table:table-cell office:value-type="float" office:value="24" calcext:value-type="float">
            <text:p>2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1363167663" calcext:value-type="float">
            <text:p>0.011136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2558648459" calcext:value-type="float">
            <text:p>1.8255864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9" calcext:value-type="float">
            <text:p>269</text:p>
          </table:table-cell>
          <table:table-cell office:value-type="float" office:value="0.0107848461978" calcext:value-type="float">
            <text:p>0.0107848462</text:p>
          </table:table-cell>
          <table:table-cell office:value-type="float" office:value="24" calcext:value-type="float">
            <text:p>2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2358470412" calcext:value-type="float">
            <text:p>0.01623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9450424343" calcext:value-type="float">
            <text:p>1.794504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69" calcext:value-type="float">
            <text:p>269</text:p>
          </table:table-cell>
          <table:table-cell office:value-type="float" office:value="3.58871415356" calcext:value-type="float">
            <text:p>3.5887141536</text:p>
          </table:table-cell>
          <table:table-cell office:value-type="float" office:value="24" calcext:value-type="float">
            <text:p>2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2358470412" calcext:value-type="float">
            <text:p>0.01623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123662307" calcext:value-type="float">
            <text:p>2.1112366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212" calcext:value-type="float">
            <text:p>212</text:p>
          </table:table-cell>
          <table:table-cell office:value-type="float" office:value="3.58871415356" calcext:value-type="float">
            <text:p>3.5887141536</text:p>
          </table:table-cell>
          <table:table-cell office:value-type="float" office:value="44" calcext:value-type="float">
            <text:p>4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89373297" calcext:value-type="float">
            <text:p>4.08937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09875653" calcext:value-type="float">
            <text:p>1.698098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58" calcext:value-type="float">
            <text:p>158</text:p>
          </table:table-cell>
          <table:table-cell office:value-type="float" office:value="0.0479649008389" calcext:value-type="float">
            <text:p>0.0479649008</text:p>
          </table:table-cell>
          <table:table-cell office:value-type="float" office:value="64" calcext:value-type="float">
            <text:p>6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089373297" calcext:value-type="float">
            <text:p>4.08937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594513803" calcext:value-type="float">
            <text:p>1.625945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58" calcext:value-type="float">
            <text:p>158</text:p>
          </table:table-cell>
          <table:table-cell office:value-type="float" office:value="0.154851345277" calcext:value-type="float">
            <text:p>0.1548513453</text:p>
          </table:table-cell>
          <table:table-cell office:value-type="float" office:value="64" calcext:value-type="float">
            <text:p>6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5210280374" calcext:value-type="float">
            <text:p>1.4521028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026750973" calcext:value-type="float">
            <text:p>1.7002675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72" calcext:value-type="float">
            <text:p>172</text:p>
          </table:table-cell>
          <table:table-cell office:value-type="float" office:value="0.00356062431398" calcext:value-type="float">
            <text:p>0.0035606243</text:p>
          </table:table-cell>
          <table:table-cell office:value-type="float" office:value="75" calcext:value-type="float">
            <text:p>7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4099868594" calcext:value-type="float">
            <text:p>0.0840998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9616849119" calcext:value-type="float">
            <text:p>1.296168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84" calcext:value-type="float">
            <text:p>184</text:p>
          </table:table-cell>
          <table:table-cell office:value-type="float" office:value="0.000518324288066" calcext:value-type="float">
            <text:p>0.0005183243</text:p>
          </table:table-cell>
          <table:table-cell office:value-type="float" office:value="81" calcext:value-type="float">
            <text:p>8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4099868594" calcext:value-type="float">
            <text:p>0.0840998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4866681947" calcext:value-type="float">
            <text:p>1.048666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92" calcext:value-type="float">
            <text:p>192</text:p>
          </table:table-cell>
          <table:table-cell office:value-type="float" office:value="0.000518324288066" calcext:value-type="float">
            <text:p>0.0005183243</text:p>
          </table:table-cell>
          <table:table-cell office:value-type="float" office:value="84" calcext:value-type="float">
            <text:p>8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46170317905" calcext:value-type="float">
            <text:p>0.074617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7205258582" calcext:value-type="float">
            <text:p>0.437205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92" calcext:value-type="float">
            <text:p>192</text:p>
          </table:table-cell>
          <table:table-cell office:value-type="float" office:value="0.000201234601474" calcext:value-type="float">
            <text:p>0.0002012346</text:p>
          </table:table-cell>
          <table:table-cell office:value-type="float" office:value="84" calcext:value-type="float">
            <text:p>8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07982740022" calcext:value-type="float">
            <text:p>3.079827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4426420668" calcext:value-type="float">
            <text:p>0.484426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92" calcext:value-type="float">
            <text:p>192</text:p>
          </table:table-cell>
          <table:table-cell office:value-type="float" office:value="0.142602495544" calcext:value-type="float">
            <text:p>0.1426024955</text:p>
          </table:table-cell>
          <table:table-cell office:value-type="float" office:value="84" calcext:value-type="float">
            <text:p>8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7982740022" calcext:value-type="float">
            <text:p>3.079827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2020873295" calcext:value-type="float">
            <text:p>0.802020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92" calcext:value-type="float">
            <text:p>192</text:p>
          </table:table-cell>
          <table:table-cell office:value-type="float" office:value="0.168750546472" calcext:value-type="float">
            <text:p>0.1687505465</text:p>
          </table:table-cell>
          <table:table-cell office:value-type="float" office:value="84" calcext:value-type="float">
            <text:p>8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9955357143" calcext:value-type="float">
            <text:p>0.9899553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40100009486" calcext:value-type="float">
            <text:p>0.340100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180141408" calcext:value-type="float">
            <text:p>4.1318014141</text:p>
          </table:table-cell>
          <table:table-cell office:value-type="float" office:value="195" calcext:value-type="float">
            <text:p>195</text:p>
          </table:table-cell>
          <table:table-cell office:value-type="float" office:value="0.939882647038" calcext:value-type="float">
            <text:p>0.939882647</text:p>
          </table:table-cell>
          <table:table-cell office:value-type="float" office:value="86" calcext:value-type="float">
            <text:p>8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200087089" calcext:value-type="float">
            <text:p>0.017200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6140671386" calcext:value-type="float">
            <text:p>1.361406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9776247849" calcext:value-type="float">
            <text:p>0.7297762478</text:p>
          </table:table-cell>
          <table:table-cell office:value-type="float" office:value="197" calcext:value-type="float">
            <text:p>197</text:p>
          </table:table-cell>
          <table:table-cell office:value-type="float" office:value="0.359635499208" calcext:value-type="float">
            <text:p>0.3596354992</text:p>
          </table:table-cell>
          <table:table-cell office:value-type="float" office:value="88" calcext:value-type="float">
            <text:p>8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200087089" calcext:value-type="float">
            <text:p>0.017200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9171029668" calcext:value-type="float">
            <text:p>1.991710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865246393" calcext:value-type="float">
            <text:p>0.753865246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7200087089" calcext:value-type="float">
            <text:p>0.017200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146215203" calcext:value-type="float">
            <text:p>1.72146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681419419773" calcext:value-type="float">
            <text:p>0.0068141942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96214511041" calcext:value-type="float">
            <text:p>3.962145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0273224044" calcext:value-type="float">
            <text:p>1.5027322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96214511041" calcext:value-type="float">
            <text:p>3.962145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481842441" calcext:value-type="float">
            <text:p>1.634818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58" calcext:value-type="float">
            <text:p>58</text:p>
          </table:table-cell>
          <table:table-cell office:value-type="float" office:value="0.486321352443" calcext:value-type="float">
            <text:p>0.4863213524</text:p>
          </table:table-cell>
          <table:table-cell office:value-type="float" office:value="131" calcext:value-type="float">
            <text:p>13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96214511041" calcext:value-type="float">
            <text:p>3.962145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862122486" calcext:value-type="float">
            <text:p>1.638621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7" calcext:value-type="float">
            <text:p>67</text:p>
          </table:table-cell>
          <table:table-cell office:value-type="float" office:value="0.0116265340997" calcext:value-type="float">
            <text:p>0.0116265341</text:p>
          </table:table-cell>
          <table:table-cell office:value-type="float" office:value="139" calcext:value-type="float">
            <text:p>139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4305161656" calcext:value-type="float">
            <text:p>3.743051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0721229012" calcext:value-type="float">
            <text:p>1.907212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76" calcext:value-type="float">
            <text:p>76</text:p>
          </table:table-cell>
          <table:table-cell office:value-type="float" office:value="0.0116265340997" calcext:value-type="float">
            <text:p>0.0116265341</text:p>
          </table:table-cell>
          <table:table-cell office:value-type="float" office:value="144" calcext:value-type="float">
            <text:p>14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4305161656" calcext:value-type="float">
            <text:p>3.743051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771662433" calcext:value-type="float">
            <text:p>1.777166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81" calcext:value-type="float">
            <text:p>81</text:p>
          </table:table-cell>
          <table:table-cell office:value-type="float" office:value="0.0116265340997" calcext:value-type="float">
            <text:p>0.0116265341</text:p>
          </table:table-cell>
          <table:table-cell office:value-type="float" office:value="147" calcext:value-type="float">
            <text:p>14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1958239278" calcext:value-type="float">
            <text:p>99.1958239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3930752101" calcext:value-type="float">
            <text:p>1.839307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1998254799" calcext:value-type="float">
            <text:p>1.61998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726014009" calcext:value-type="float">
            <text:p>1.3772601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56" calcext:value-type="float">
            <text:p>56</text:p>
          </table:table-cell>
          <table:table-cell office:value-type="float" office:value="0.0575160672151" calcext:value-type="float">
            <text:p>0.0575160672</text:p>
          </table:table-cell>
          <table:table-cell office:value-type="float" office:value="163" calcext:value-type="float">
            <text:p>163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98515719876" calcext:value-type="float">
            <text:p>0.009985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924820914" calcext:value-type="float">
            <text:p>1.4792482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58" calcext:value-type="float">
            <text:p>58</text:p>
          </table:table-cell>
          <table:table-cell office:value-type="float" office:value="0.0575160672151" calcext:value-type="float">
            <text:p>0.0575160672</text:p>
          </table:table-cell>
          <table:table-cell office:value-type="float" office:value="164" calcext:value-type="float">
            <text:p>164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2977291842" calcext:value-type="float">
            <text:p>0.014297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130644333" calcext:value-type="float">
            <text:p>1.6113064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59" calcext:value-type="float">
            <text:p>59</text:p>
          </table:table-cell>
          <table:table-cell office:value-type="float" office:value="0.0575160672151" calcext:value-type="float">
            <text:p>0.0575160672</text:p>
          </table:table-cell>
          <table:table-cell office:value-type="float" office:value="165" calcext:value-type="float">
            <text:p>16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2977291842" calcext:value-type="float">
            <text:p>0.014297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220700152" calcext:value-type="float">
            <text:p>1.252207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4262295082" calcext:value-type="float">
            <text:p>27.426229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259129565" calcext:value-type="float">
            <text:p>1.382591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39" calcext:value-type="float">
            <text:p>39</text:p>
          </table:table-cell>
          <table:table-cell office:value-type="float" office:value="0.302645046058" calcext:value-type="float">
            <text:p>0.3026450461</text:p>
          </table:table-cell>
          <table:table-cell office:value-type="float" office:value="170" calcext:value-type="float">
            <text:p>17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135501355" calcext:value-type="float">
            <text:p>0.501355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249408051" calcext:value-type="float">
            <text:p>1.022494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39" calcext:value-type="float">
            <text:p>39</text:p>
          </table:table-cell>
          <table:table-cell office:value-type="float" office:value="0.302645046058" calcext:value-type="float">
            <text:p>0.3026450461</text:p>
          </table:table-cell>
          <table:table-cell office:value-type="float" office:value="170" calcext:value-type="float">
            <text:p>17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135501355" calcext:value-type="float">
            <text:p>0.501355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7166132851" calcext:value-type="float">
            <text:p>1.2716613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1" calcext:value-type="float">
            <text:p>41</text:p>
          </table:table-cell>
          <table:table-cell office:value-type="float" office:value="0.302645046058" calcext:value-type="float">
            <text:p>0.3026450461</text:p>
          </table:table-cell>
          <table:table-cell office:value-type="float" office:value="171" calcext:value-type="float">
            <text:p>17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66105499439" calcext:value-type="float">
            <text:p>0.0166105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7448319014" calcext:value-type="float">
            <text:p>1.074483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8127416682" calcext:value-type="float">
            <text:p>0.006812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8974128375" calcext:value-type="float">
            <text:p>0.848974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974137931" calcext:value-type="float">
            <text:p>0.429741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1942737613" calcext:value-type="float">
            <text:p>0.461942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18" calcext:value-type="float">
            <text:p>18</text:p>
          </table:table-cell>
          <table:table-cell office:value-type="float" office:value="0.02101699747" calcext:value-type="float">
            <text:p>0.0210169975</text:p>
          </table:table-cell>
          <table:table-cell office:value-type="float" office:value="177" calcext:value-type="float">
            <text:p>17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974137931" calcext:value-type="float">
            <text:p>0.429741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8351238362" calcext:value-type="float">
            <text:p>0.408351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18" calcext:value-type="float">
            <text:p>18</text:p>
          </table:table-cell>
          <table:table-cell office:value-type="float" office:value="0.02101699747" calcext:value-type="float">
            <text:p>0.0210169975</text:p>
          </table:table-cell>
          <table:table-cell office:value-type="float" office:value="177" calcext:value-type="float">
            <text:p>17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0292249047" calcext:value-type="float">
            <text:p>0.001029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8" calcext:value-type="float">
            <text:p>8</text:p>
          </table:table-cell>
          <table:table-cell office:value-type="float" office:value="0.016290155901" calcext:value-type="float">
            <text:p>0.0162901559</text:p>
          </table:table-cell>
          <table:table-cell office:value-type="float" office:value="180" calcext:value-type="float">
            <text:p>180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5728542914" calcext:value-type="float">
            <text:p>0.01357285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9" calcext:value-type="float">
            <text:p>9</text:p>
          </table:table-cell>
          <table:table-cell office:value-type="float" office:value="0.016290155901" calcext:value-type="float">
            <text:p>0.0162901559</text:p>
          </table:table-cell>
          <table:table-cell office:value-type="float" office:value="181" calcext:value-type="float">
            <text:p>18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7688356164" calcext:value-type="float">
            <text:p>0.01476883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6743862899" calcext:value-type="float">
            <text:p>0.0166743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6743862899" calcext:value-type="float">
            <text:p>0.0166743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" calcext:value-type="float">
            <text:p>6</text:p>
          </table:table-cell>
          <table:table-cell office:value-type="float" office:value="0.0218497564959" calcext:value-type="float">
            <text:p>0.0218497565</text:p>
          </table:table-cell>
          <table:table-cell office:value-type="float" office:value="185" calcext:value-type="float">
            <text:p>18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6743862899" calcext:value-type="float">
            <text:p>0.0166743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" calcext:value-type="float">
            <text:p>6</text:p>
          </table:table-cell>
          <table:table-cell office:value-type="float" office:value="0.0218497564959" calcext:value-type="float">
            <text:p>0.0218497565</text:p>
          </table:table-cell>
          <table:table-cell office:value-type="float" office:value="185" calcext:value-type="float">
            <text:p>18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3544303797" calcext:value-type="float">
            <text:p>17.35443037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6915544676" calcext:value-type="float">
            <text:p>0.0556915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" calcext:value-type="float">
            <text:p>4</text:p>
          </table:table-cell>
          <table:table-cell office:value-type="float" office:value="0.0212819318548" calcext:value-type="float">
            <text:p>0.0212819319</text:p>
          </table:table-cell>
          <table:table-cell office:value-type="float" office:value="185" calcext:value-type="float">
            <text:p>185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06812652068" calcext:value-type="float">
            <text:p>0.0206812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7766990291" calcext:value-type="float">
            <text:p>0.0157766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02757502028" calcext:value-type="float">
            <text:p>0.02027575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2" calcext:value-type="float">
            <text:p>2</text:p>
          </table:table-cell>
          <table:table-cell office:value-type="float" office:value="0.0185590228902" calcext:value-type="float">
            <text:p>0.0185590229</text:p>
          </table:table-cell>
          <table:table-cell office:value-type="float" office:value="187" calcext:value-type="float">
            <text:p>18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654557043" calcext:value-type="float">
            <text:p>1.17654557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2" calcext:value-type="float">
            <text:p>2</text:p>
          </table:table-cell>
          <table:table-cell office:value-type="float" office:value="0.0252140720107" calcext:value-type="float">
            <text:p>0.025214072</text:p>
          </table:table-cell>
          <table:table-cell office:value-type="float" office:value="187" calcext:value-type="float">
            <text:p>18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2250396197" calcext:value-type="float">
            <text:p>0.0182250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2" calcext:value-type="float">
            <text:p>2</text:p>
          </table:table-cell>
          <table:table-cell office:value-type="float" office:value="0.0164518782561" calcext:value-type="float">
            <text:p>0.0164518783</text:p>
          </table:table-cell>
          <table:table-cell office:value-type="float" office:value="187" calcext:value-type="float">
            <text:p>187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911872705" calcext:value-type="float">
            <text:p>0.01591187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" calcext:value-type="float">
            <text:p>4</text:p>
          </table:table-cell>
          <table:table-cell office:value-type="float" office:value="0.000554047315641" calcext:value-type="float">
            <text:p>0.0005540473</text:p>
          </table:table-cell>
          <table:table-cell office:value-type="float" office:value="188" calcext:value-type="float">
            <text:p>18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6290726817" calcext:value-type="float">
            <text:p>0.0162907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48311085097" calcext:value-type="float">
            <text:p>0.1483110851</text:p>
          </table:table-cell>
          <table:table-cell office:value-type="float" office:value="4" calcext:value-type="float">
            <text:p>4</text:p>
          </table:table-cell>
          <table:table-cell office:value-type="float" office:value="0.000554047315641" calcext:value-type="float">
            <text:p>0.0005540473</text:p>
          </table:table-cell>
          <table:table-cell office:value-type="float" office:value="188" calcext:value-type="float">
            <text:p>18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8343483557" calcext:value-type="float">
            <text:p>0.01583434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908704408145" calcext:value-type="float">
            <text:p>0.9087044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757020757" calcext:value-type="float">
            <text:p>0.0207570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23222748815" calcext:value-type="float">
            <text:p>0.12322274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72762645914" calcext:value-type="float">
            <text:p>0.09727626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9302325581" calcext:value-type="float">
            <text:p>2.99302325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374749499" calcext:value-type="float">
            <text:p>2.7374749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3925233645" calcext:value-type="float">
            <text:p>2.63925233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1875" calcext:value-type="float">
            <text:p>0.718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83088235294" calcext:value-type="float">
            <text:p>0.78308823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.7794117647" calcext:value-type="float">
            <text:p>16.7794117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9314516129" calcext:value-type="float">
            <text:p>2.89314516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6357827476" calcext:value-type="float">
            <text:p>0.77635782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148311085097" calcext:value-type="float">
            <text:p>0.14831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4444444444" calcext:value-type="float">
            <text:p>0.69444444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4828660436" calcext:value-type="float">
            <text:p>0.4548286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3577981651" calcext:value-type="float">
            <text:p>0.54357798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4268292683" calcext:value-type="float">
            <text:p>0.7042682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3552631579" calcext:value-type="float">
            <text:p>0.48355263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00808368997" calcext:value-type="float">
            <text:p>0.01008083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7621776504" calcext:value-type="float">
            <text:p>0.66762177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5359116022" calcext:value-type="float">
            <text:p>0.0635359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7125748503" calcext:value-type="float">
            <text:p>0.23712574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0243902439" calcext:value-type="float">
            <text:p>0.2402439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5871121718" calcext:value-type="float">
            <text:p>0.1658711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6350540216" calcext:value-type="float">
            <text:p>0.0876350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.0646616541" calcext:value-type="float">
            <text:p>73.06466165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60614793468" calcext:value-type="float">
            <text:p>0.009606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899044764937" calcext:value-type="float">
            <text:p>0.0089904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5188517885" calcext:value-type="float">
            <text:p>0.0095188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4" calcext:value-type="float">
            <text:p>19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02708124373" calcext:value-type="float">
            <text:p>0.00902708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2222222222" calcext:value-type="float">
            <text:p>30.222222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7073170732" calcext:value-type="float">
            <text:p>0.011707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6319018405" calcext:value-type="float">
            <text:p>0.0196319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83284169125" calcext:value-type="float">
            <text:p>0.00983284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9252801993" calcext:value-type="float">
            <text:p>0.01992528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970596631459" calcext:value-type="float">
            <text:p>0.0097059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5066344994" calcext:value-type="float">
            <text:p>0.02050663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08695652174" calcext:value-type="float">
            <text:p>0.0108695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2450331126" calcext:value-type="float">
            <text:p>0.01324503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911872705" calcext:value-type="float">
            <text:p>0.01591187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2978723404" calcext:value-type="float">
            <text:p>0.01329787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9901599016" calcext:value-type="float">
            <text:p>0.0159901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1149144254" calcext:value-type="float">
            <text:p>0.0171149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2761457109" calcext:value-type="float">
            <text:p>0.0152761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5882409269" calcext:value-type="float">
            <text:p>0.0099588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.1486486486" calcext:value-type="float">
            <text:p>15.1486486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11166253" calcext:value-type="float">
            <text:p>0.01985111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4899882214" calcext:value-type="float">
            <text:p>0.01648998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11166253" calcext:value-type="float">
            <text:p>0.01985111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3929866989" calcext:value-type="float">
            <text:p>0.02539298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8845208845" calcext:value-type="float">
            <text:p>0.0208845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6263096624" calcext:value-type="float">
            <text:p>0.01862630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353343465" calcext:value-type="float">
            <text:p>0.0103533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0505415162" calcext:value-type="float">
            <text:p>0.01805054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05949656751" calcext:value-type="float">
            <text:p>0.02059496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6104218362" calcext:value-type="float">
            <text:p>0.01861042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6104218362" calcext:value-type="float">
            <text:p>0.01861042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5414091471" calcext:value-type="float">
            <text:p>0.0185414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0288461538" calcext:value-type="float">
            <text:p>0.01802884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6723716381" calcext:value-type="float">
            <text:p>0.02567237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5414091471" calcext:value-type="float">
            <text:p>0.0185414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4420828905" calcext:value-type="float">
            <text:p>0.02444208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78605008155" calcext:value-type="float">
            <text:p>0.009786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7775030902" calcext:value-type="float">
            <text:p>0.01977750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856940509915" calcext:value-type="float">
            <text:p>0.0085694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0072028812" calcext:value-type="float">
            <text:p>0.0180072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1818181818" calcext:value-type="float">
            <text:p>0.01818181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4275184275" calcext:value-type="float">
            <text:p>0.0184275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0588235294" calcext:value-type="float">
            <text:p>0.0220588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147342625211" calcext:value-type="float">
            <text:p>0.147342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9491525424" calcext:value-type="float">
            <text:p>0.0169491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71647509579" calcext:value-type="float">
            <text:p>2.71647509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35249042146" calcext:value-type="float">
            <text:p>3.3524904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107630213338" calcext:value-type="float">
            <text:p>0.0107630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09442060086" calcext:value-type="float">
            <text:p>0.10944206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8211382114" calcext:value-type="float">
            <text:p>0.13821138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34448160535" calcext:value-type="float">
            <text:p>0.0334448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54464285714" calcext:value-type="float">
            <text:p>3.54464285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1111111111" calcext:value-type="float">
            <text:p>0.1111111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70528455285" calcext:value-type="float">
            <text:p>3.70528455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.51680672269" calcext:value-type="float">
            <text:p>1.51680672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28435114504" calcext:value-type="float">
            <text:p>3.2843511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322265625" calcext:value-type="float">
            <text:p>3.322265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4579439252" calcext:value-type="float">
            <text:p>3.14579439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0395713108" calcext:value-type="float">
            <text:p>0.04039571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4272890485" calcext:value-type="float">
            <text:p>2.64272890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2570194384" calcext:value-type="float">
            <text:p>0.87257019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266326158336" calcext:value-type="float">
            <text:p>0.026632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2028985507" calcext:value-type="float">
            <text:p>0.74202898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82593856655" calcext:value-type="float">
            <text:p>0.06825938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3881952327" calcext:value-type="float">
            <text:p>0.18388195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0673635308" calcext:value-type="float">
            <text:p>0.02206736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49598163031" calcext:value-type="float">
            <text:p>0.0849598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5016251354" calcext:value-type="float">
            <text:p>0.01950162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32356389215" calcext:value-type="float">
            <text:p>0.08323563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8568061285" calcext:value-type="float">
            <text:p>0.0188568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56993464052" calcext:value-type="float">
            <text:p>0.4569934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86214442013" calcext:value-type="float">
            <text:p>0.0886214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5154639175" calcext:value-type="float">
            <text:p>0.10515463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9807321773" calcext:value-type="float">
            <text:p>2.9980732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86037735849" calcext:value-type="float">
            <text:p>2.86037735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47266650752" calcext:value-type="float">
            <text:p>0.4726665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2418772563" calcext:value-type="float">
            <text:p>0.79241877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0769230769" calcext:value-type="float">
            <text:p>2.80769230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9879032258" calcext:value-type="float">
            <text:p>3.09879032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3181818182" calcext:value-type="float">
            <text:p>0.34318181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1408450704" calcext:value-type="float">
            <text:p>29.14084507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18140068886" calcext:value-type="float">
            <text:p>0.02181400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16400911162" calcext:value-type="float">
            <text:p>0.02164009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55" calcext:value-type="float">
            <text:p>28.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22" calcext:value-type="float">
            <text:p>32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2589559877" calcext:value-type="float">
            <text:p>0.0112589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897810219" calcext:value-type="float">
            <text:p>0.0218978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027332705" calcext:value-type="float">
            <text:p>0.0102733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6843100189" calcext:value-type="float">
            <text:p>0.02268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0417633411" calcext:value-type="float">
            <text:p>0.02204176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7708333333" calcext:value-type="float">
            <text:p>40.7708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0680507497" calcext:value-type="float">
            <text:p>0.0230680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8711136235" calcext:value-type="float">
            <text:p>0.01187111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8237885463" calcext:value-type="float">
            <text:p>0.01982378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9573459716" calcext:value-type="float">
            <text:p>0.018957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2765957447" calcext:value-type="float">
            <text:p>0.0212765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94566718851" calcext:value-type="float">
            <text:p>0.0099456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8350515464" calcext:value-type="float">
            <text:p>0.02783505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39321357285" calcext:value-type="float">
            <text:p>0.03393213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1117318436" calcext:value-type="float">
            <text:p>0.02011173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47469066367" calcext:value-type="float">
            <text:p>0.02474690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10035005834" calcext:value-type="float">
            <text:p>0.0210035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3696900115" calcext:value-type="float">
            <text:p>0.018369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135198135" calcext:value-type="float">
            <text:p>0.01981351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0162224797" calcext:value-type="float">
            <text:p>0.0220162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3282887078" calcext:value-type="float">
            <text:p>0.02328288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3617181613" calcext:value-type="float">
            <text:p>0.0103617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4501845018" calcext:value-type="float">
            <text:p>0.0184501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85458613" calcext:value-type="float">
            <text:p>0.0089485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0619469027" calcext:value-type="float">
            <text:p>0.01106194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7904540163" calcext:value-type="float">
            <text:p>0.0197904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1739130435" calcext:value-type="float">
            <text:p>8.21739130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4013921114" calcext:value-type="float">
            <text:p>0.01740139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2083333333" calcext:value-type="float">
            <text:p>35.2083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4547537228" calcext:value-type="float">
            <text:p>0.0114547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6319018405" calcext:value-type="float">
            <text:p>0.0196319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9969604863" calcext:value-type="float">
            <text:p>0.01899696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94301208258" calcext:value-type="float">
            <text:p>0.008943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3639398998" calcext:value-type="float">
            <text:p>0.01836393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712907117" calcext:value-type="float">
            <text:p>0.02171290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8333333333" calcext:value-type="float">
            <text:p>37.8333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5652173913" calcext:value-type="float">
            <text:p>23.5652173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680196802" calcext:value-type="float">
            <text:p>0.0196801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4275184275" calcext:value-type="float">
            <text:p>0.0184275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2038834951" calcext:value-type="float">
            <text:p>0.01820388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5531914894" calcext:value-type="float">
            <text:p>0.04255319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4942528736" calcext:value-type="float">
            <text:p>0.01149425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16117045982" calcext:value-type="float">
            <text:p>0.0116117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013013013" calcext:value-type="float">
            <text:p>0.013013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53583617747" calcext:value-type="float">
            <text:p>0.0153583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4466891134" calcext:value-type="float">
            <text:p>0.0224466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5074798619" calcext:value-type="float">
            <text:p>0.01150747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1041666667" calcext:value-type="float">
            <text:p>39.10416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6666666667" calcext:value-type="float">
            <text:p>30.66666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9702734839" calcext:value-type="float">
            <text:p>0.02497027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3765642776" calcext:value-type="float">
            <text:p>0.01137656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69353128314" calcext:value-type="float">
            <text:p>0.269353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5185185185" calcext:value-type="float">
            <text:p>0.0185185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83858267717" calcext:value-type="float">
            <text:p>2.83858267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100683207479" calcext:value-type="float">
            <text:p>0.01006832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24775583483" calcext:value-type="float">
            <text:p>3.24775583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543554007" calcext:value-type="float">
            <text:p>0.12543554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0548245614" calcext:value-type="float">
            <text:p>3.0548245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90291262136" calcext:value-type="float">
            <text:p>2.9029126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63670411985" calcext:value-type="float">
            <text:p>2.63670411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81853281853" calcext:value-type="float">
            <text:p>2.8185328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81853281853" calcext:value-type="float">
            <text:p>2.8185328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4" calcext:value-type="float">
            <text:p>3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.27192466157" calcext:value-type="float">
            <text:p>2.2719246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71264367816" calcext:value-type="float">
            <text:p>2.71264367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3396226415" calcext:value-type="float">
            <text:p>3.43396226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8121546961" calcext:value-type="float">
            <text:p>0.1381215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3004484305" calcext:value-type="float">
            <text:p>3.6300448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9718309859" calcext:value-type="float">
            <text:p>0.1197183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9896907216" calcext:value-type="float">
            <text:p>3.09896907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60784313725" calcext:value-type="float">
            <text:p>0.09607843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19277108434" calcext:value-type="float">
            <text:p>0.08192771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1438848921" calcext:value-type="float">
            <text:p>0.20143884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5700483092" calcext:value-type="float">
            <text:p>0.2657004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5656934307" calcext:value-type="float">
            <text:p>96.56569343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58561296859" calcext:value-type="float">
            <text:p>0.065856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9798339265" calcext:value-type="float">
            <text:p>0.01897983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296600234" calcext:value-type="float">
            <text:p>0.019929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648018648" calcext:value-type="float">
            <text:p>0.01864801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18818380744" calcext:value-type="float">
            <text:p>0.02188183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681125649758" calcext:value-type="float">
            <text:p>0.0068112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33853006682" calcext:value-type="float">
            <text:p>0.02338530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0023752969" calcext:value-type="float">
            <text:p>0.01900237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680196802" calcext:value-type="float">
            <text:p>0.0196801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7044334975" calcext:value-type="float">
            <text:p>0.01970443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1598062954" calcext:value-type="float">
            <text:p>0.0181598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315018315" calcext:value-type="float">
            <text:p>0.0183150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0511945392" calcext:value-type="float">
            <text:p>84.05119453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34375" calcext:value-type="float">
            <text:p>1.77343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62979922508" calcext:value-type="float">
            <text:p>0.0086297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8014101058" calcext:value-type="float">
            <text:p>0.0188014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960363191898" calcext:value-type="float">
            <text:p>0.0009603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5454545455" calcext:value-type="float">
            <text:p>8.95454545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73360655738" calcext:value-type="float">
            <text:p>0.00973360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0476190476" calcext:value-type="float">
            <text:p>0.0190476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5311004785" calcext:value-type="float">
            <text:p>0.02153110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8359096314" calcext:value-type="float">
            <text:p>0.01783590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9798339265" calcext:value-type="float">
            <text:p>0.01897983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9481808159" calcext:value-type="float">
            <text:p>0.02094818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36037441498" calcext:value-type="float">
            <text:p>0.009360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8457008245" calcext:value-type="float">
            <text:p>0.01884570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86689006795" calcext:value-type="float">
            <text:p>0.00986689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.1219512195" calcext:value-type="float">
            <text:p>27.12195121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83514424878" calcext:value-type="float">
            <text:p>0.00983514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65168539326" calcext:value-type="float">
            <text:p>0.465168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947022972339" calcext:value-type="float">
            <text:p>0.00947022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52131782946" calcext:value-type="float">
            <text:p>1.52131782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123862976582" calcext:value-type="float">
            <text:p>0.012386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6150793651" calcext:value-type="float">
            <text:p>1.561507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0072294063741" calcext:value-type="float">
            <text:p>0.00722940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00684022460439" calcext:value-type="float">
            <text:p>0.00684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46173308" calcext:value-type="float">
            <text:p>1.70461733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8378378378" calcext:value-type="float">
            <text:p>27.8378378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9567791593" calcext:value-type="float">
            <text:p>1.695677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0936365373591" calcext:value-type="float">
            <text:p>0.00936365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1749174917" calcext:value-type="float">
            <text:p>1.51749174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485381452718" calcext:value-type="float">
            <text:p>0.004853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0632672332389" calcext:value-type="float">
            <text:p>0.00632672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9971751412" calcext:value-type="float">
            <text:p>1.899717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00512243174782" calcext:value-type="float">
            <text:p>0.005122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690747782" calcext:value-type="float">
            <text:p>1.6907477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114025297619" calcext:value-type="float">
            <text:p>0.114025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135317997294" calcext:value-type="float">
            <text:p>0.001353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00968732016114" calcext:value-type="float">
            <text:p>0.00968732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92462987887" calcext:value-type="float">
            <text:p>1.92462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.55650459921" calcext:value-type="float">
            <text:p>1.55650459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0171884591774" calcext:value-type="float">
            <text:p>0.017188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915518008" calcext:value-type="float">
            <text:p>0.491551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5406226272" calcext:value-type="float">
            <text:p>0.00645406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932853950053" calcext:value-type="float">
            <text:p>0.00932853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25255788907" calcext:value-type="float">
            <text:p>0.325255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.55511811024" calcext:value-type="float">
            <text:p>1.5551181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8374422188" calcext:value-type="float">
            <text:p>0.006837442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62066182405" calcext:value-type="float">
            <text:p>0.462066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0974749350167" calcext:value-type="float">
            <text:p>0.00974749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.55520102106" calcext:value-type="float">
            <text:p>1.55520102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7586206897" calcext:value-type="float">
            <text:p>35.75862068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133273747" calcext:value-type="float">
            <text:p>0.00844133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0444935311" calcext:value-type="float">
            <text:p>0.001104449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554014833925" calcext:value-type="float">
            <text:p>0.554014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856004329217" calcext:value-type="float">
            <text:p>0.00856004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4170079499" calcext:value-type="float">
            <text:p>0.019417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3662937568" calcext:value-type="float">
            <text:p>1.5366293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0270020577" calcext:value-type="float">
            <text:p>0.00890270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0163357912649" calcext:value-type="float">
            <text:p>0.016335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899503722084" calcext:value-type="float">
            <text:p>0.00899503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737704918" calcext:value-type="float">
            <text:p>33.7377049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520354754289" calcext:value-type="float">
            <text:p>0.520354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84102663251" calcext:value-type="float">
            <text:p>0.0084102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45609862641" calcext:value-type="float">
            <text:p>0.001456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5654557916" calcext:value-type="float">
            <text:p>1.556545579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56602981314" calcext:value-type="float">
            <text:p>0.008566029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0171318357159" calcext:value-type="float">
            <text:p>0.01713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023255814" calcext:value-type="float">
            <text:p>0.00930232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836" calcext:value-type="float">
            <text:p>0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9117647059" calcext:value-type="float">
            <text:p>2.19117647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880597015" calcext:value-type="float">
            <text:p>1.238805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00939468346322" calcext:value-type="float">
            <text:p>0.00939468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453585187026" calcext:value-type="float">
            <text:p>0.004535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4429920116" calcext:value-type="float">
            <text:p>1.54429920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101987985795" calcext:value-type="float">
            <text:p>0.101987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0063737001" calcext:value-type="float">
            <text:p>0.001006373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75804145818" calcext:value-type="float">
            <text:p>1.75804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870150722536" calcext:value-type="float">
            <text:p>0.0087015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5714285714" calcext:value-type="float">
            <text:p>1.257142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48058088484" calcext:value-type="float">
            <text:p>1.48058088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46092928293" calcext:value-type="float">
            <text:p>0.004609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.0517728271" calcext:value-type="float">
            <text:p>61.0517728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6588235294" calcext:value-type="float">
            <text:p>17.658823529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83963691377" calcext:value-type="float">
            <text:p>1.839636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987949191184" calcext:value-type="float">
            <text:p>0.009879491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17808219178" calcext:value-type="float">
            <text:p>0.917808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47533632287" calcext:value-type="float">
            <text:p>0.00475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72863027806" calcext:value-type="float">
            <text:p>1.72863027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901328273245" calcext:value-type="float">
            <text:p>0.00901328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7143655674" calcext:value-type="float">
            <text:p>1.87143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105685901501" calcext:value-type="float">
            <text:p>0.001056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00913621262458" calcext:value-type="float">
            <text:p>0.00913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57486631016" calcext:value-type="float">
            <text:p>1.57486631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48886474742" calcext:value-type="float">
            <text:p>0.00488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114838319734" calcext:value-type="float">
            <text:p>0.001148383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8074398249" calcext:value-type="float">
            <text:p>1.880743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00909435392194" calcext:value-type="float">
            <text:p>0.00909435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5541170378" calcext:value-type="float">
            <text:p>1.55411703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00463299418605" calcext:value-type="float">
            <text:p>0.004632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675" calcext:value-type="float">
            <text:p>11.67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7109375" calcext:value-type="float">
            <text:p>1.87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92886270956" calcext:value-type="float">
            <text:p>0.00928862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7144856543" calcext:value-type="float">
            <text:p>0.017144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55624675998" calcext:value-type="float">
            <text:p>1.556246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00450102295976" calcext:value-type="float">
            <text:p>0.0045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.5652173913" calcext:value-type="float">
            <text:p>30.565217391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927192582459" calcext:value-type="float">
            <text:p>0.00927192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85682819383" calcext:value-type="float">
            <text:p>1.856828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54020618557" calcext:value-type="float">
            <text:p>1.54020618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00459107890354" calcext:value-type="float">
            <text:p>0.00459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912797419826" calcext:value-type="float">
            <text:p>0.000912797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89178082192" calcext:value-type="float">
            <text:p>1.891780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00953084595493" calcext:value-type="float">
            <text:p>0.0095308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8283703303" calcext:value-type="float">
            <text:p>0.0108283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49810366625" calcext:value-type="float">
            <text:p>1.49810366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00476436484702" calcext:value-type="float">
            <text:p>0.004764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3313408605" calcext:value-type="float">
            <text:p>0.010331340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.86388508892" calcext:value-type="float">
            <text:p>1.863885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00648545541249" calcext:value-type="float">
            <text:p>0.0064854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131360014012" calcext:value-type="float">
            <text:p>0.00131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770794824" calcext:value-type="float">
            <text:p>1.637707948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143419534" calcext:value-type="float">
            <text:p>0.0139143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4341912534" calcext:value-type="float">
            <text:p>0.00434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100106967652" calcext:value-type="float">
            <text:p>0.1001069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84419912518" calcext:value-type="float">
            <text:p>1.844199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00908695179018" calcext:value-type="float">
            <text:p>0.009086951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969846587903" calcext:value-type="float">
            <text:p>0.000969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0046096743295" calcext:value-type="float">
            <text:p>0.004609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52847088932" calcext:value-type="float">
            <text:p>1.52847088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89407665505" calcext:value-type="float">
            <text:p>1.8940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00966228893058" calcext:value-type="float">
            <text:p>0.00966228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.8586966714" calcext:value-type="float">
            <text:p>63.858696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.55987055016" calcext:value-type="float">
            <text:p>1.559870550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0229993698803" calcext:value-type="float">
            <text:p>0.022999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417242332136" calcext:value-type="float">
            <text:p>0.417242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8583242315" calcext:value-type="float">
            <text:p>0.011858324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00668193967163" calcext:value-type="float">
            <text:p>0.00668193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152628064485" calcext:value-type="float">
            <text:p>0.001526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207448137966" calcext:value-type="float">
            <text:p>0.020744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6961362148" calcext:value-type="float">
            <text:p>1.6961362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8315629742" calcext:value-type="float">
            <text:p>0.683156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4239054899" calcext:value-type="float">
            <text:p>0.01042390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963855421687" calcext:value-type="float">
            <text:p>0.00096385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0100903325005" calcext:value-type="float">
            <text:p>0.010090332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946402704008" calcext:value-type="float">
            <text:p>0.00946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55149051491" calcext:value-type="float">
            <text:p>1.55149051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57579787234" calcext:value-type="float">
            <text:p>1.575797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0281641168289" calcext:value-type="float">
            <text:p>0.0281641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192019950125" calcext:value-type="float">
            <text:p>0.01920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66819431714" calcext:value-type="float">
            <text:p>0.66819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19582992641" calcext:value-type="float">
            <text:p>0.011958299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.20512820513" calcext:value-type="float">
            <text:p>2.205128205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46685878963" calcext:value-type="float">
            <text:p>1.46685878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273163528977" calcext:value-type="float">
            <text:p>0.027316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563303659743" calcext:value-type="float">
            <text:p>0.563303659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.436429872495" calcext:value-type="float">
            <text:p>0.43642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00462125779" calcext:value-type="float">
            <text:p>0.010046212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2354630294" calcext:value-type="float">
            <text:p>0.079235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6500891433" calcext:value-type="float">
            <text:p>0.00966500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118424948189" calcext:value-type="float">
            <text:p>0.00118424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410818307906" calcext:value-type="float">
            <text:p>0.410818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961172440046" calcext:value-type="float">
            <text:p>0.00961172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.56913827655" calcext:value-type="float">
            <text:p>1.56913827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9030364889" calcext:value-type="float">
            <text:p>0.01990303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190985485103" calcext:value-type="float">
            <text:p>0.001909854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542565597668" calcext:value-type="float">
            <text:p>0.542565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00949276057148" calcext:value-type="float">
            <text:p>0.009492760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.55056179775" calcext:value-type="float">
            <text:p>1.55056179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434317343173" calcext:value-type="float">
            <text:p>0.434317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43666927287" calcext:value-type="float">
            <text:p>0.01436669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27336514173" calcext:value-type="float">
            <text:p>0.0227336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55947570711" calcext:value-type="float">
            <text:p>0.009559475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78611783697" calcext:value-type="float">
            <text:p>0.00978611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52272727273" calcext:value-type="float">
            <text:p>0.95227272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0248710949" calcext:value-type="float">
            <text:p>0.00940248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11111111111" calcext:value-type="float">
            <text:p>0.01111111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41960038059" calcext:value-type="float">
            <text:p>0.00941960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416365154467" calcext:value-type="float">
            <text:p>0.416365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.0096387987013" calcext:value-type="float">
            <text:p>0.00963879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.61074270557" calcext:value-type="float">
            <text:p>1.610742705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25073746313" calcext:value-type="float">
            <text:p>0.42507374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.6666666667" calcext:value-type="float">
            <text:p>28.666666666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362134909597" calcext:value-type="float">
            <text:p>0.362134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47635795233" calcext:value-type="float">
            <text:p>0.00947635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86072989733" calcext:value-type="float">
            <text:p>0.0098607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3411049164" calcext:value-type="float">
            <text:p>0.009934110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105779401866" calcext:value-type="float">
            <text:p>0.00105779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7535953979" calcext:value-type="float">
            <text:p>0.009875359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3513513514" calcext:value-type="float">
            <text:p>28.35135135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9452159755" calcext:value-type="float">
            <text:p>0.009194521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3304312199" calcext:value-type="float">
            <text:p>0.0098330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272659952607" calcext:value-type="float">
            <text:p>0.272659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957327630105" calcext:value-type="float">
            <text:p>0.00957327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.55903935957" calcext:value-type="float">
            <text:p>1.559039359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275022275" calcext:value-type="float">
            <text:p>0.0222750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9549071618" calcext:value-type="float">
            <text:p>0.020954907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6841686555" calcext:value-type="float">
            <text:p>0.02068416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205020921" calcext:value-type="float">
            <text:p>0.020920502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03967965053" calcext:value-type="float">
            <text:p>0.303967965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522366522367" calcext:value-type="float">
            <text:p>0.522366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34766552361" calcext:value-type="float">
            <text:p>0.0234766552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5984015984" calcext:value-type="float">
            <text:p>0.0015984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204551265661" calcext:value-type="float">
            <text:p>0.020455126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592604501608" calcext:value-type="float">
            <text:p>0.592604501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5:58:55.142490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06:17:33.12597106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8186" meta:object-count="0"/>
  </office:meta>
</office:document-meta>
</file>